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" style:family="paragraph">
      <loext:graphic-properties draw:fill-color="#ffffff"/>
    </style:style>
    <style:style style:name="gr1" style:family="graphic">
      <style:graphic-properties draw:fill-color="#ffffff" draw:textarea-horizontal-align="justify" draw:textarea-vertical-align="top" draw:auto-grow-height="false" fo:min-height="6.9134in" fo:min-width="5.09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 1" draw:style-name="gr1" draw:text-style-name="P2" svg:width="5.0969in" svg:height="6.9134in" svg:x="0.661in" svg:y="0.4535in"><text:p text:style-name="P1">Welcome to Lahore campus</text:p><text:p text:style-name="P1"/><text:p text:style-name="P1">1-----------------</text:p><text:p text:style-name="P1">2-----------------</text:p><text:p text:style-name="P1">3------------------</text:p><text:p text:style-name="P1">4-------------------</text:p><text:p text:style-name="P1"/><text:p text:style-name="P1">Want to see department? Enter the Department number</text:p><text:p text:style-name="P1">Press ‘c’ to Create a new department</text:p><text:p text:style-name="P1">Press ‘u’ to update Department</text:p><text:p text:style-name="P1">Press ‘d’ to delete Depatment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5T16:02:17.590954253</meta:creation-date>
    <dc:date>2022-10-15T20:04:16.810142600</dc:date>
    <meta:editing-duration>PT3H51M4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6.2$Linux_X86_64 LibreOffice_project/30$Build-2</meta:generator>
  </office:meta>
</office:document-meta>
</file>